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draw:marker-start-width="0.66cm" draw:marker-end-width="0.66cm" draw:fill="none" draw:textarea-horizontal-align="justify" draw:textarea-vertical-align="middle" draw:auto-grow-height="false" fo:min-height="1.274cm" fo:min-width="1.278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1.274cm" fo:min-width="1.278cm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" style:family="graphic" style:parent-style-name="standard">
      <style:graphic-properties svg:stroke-width="0.152cm" draw:marker-start-width="0.66cm" draw:marker-end-width="0.66cm" draw:fill="none" draw:textarea-horizontal-align="justify" draw:textarea-vertical-align="middle" draw:auto-grow-height="false" fo:min-height="1.122cm" fo:min-width="1.126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c5000b" draw:marker-start-width="0.66cm" draw:marker-end-width="0.66cm" draw:fill="none" draw:textarea-horizontal-align="justify" draw:textarea-vertical-align="middle" draw:auto-grow-height="false" fo:min-height="1.122cm" fo:min-width="1.126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ff950e" draw:marker-start-width="0.66cm" draw:marker-end-width="0.66cm" draw:fill="none" draw:textarea-horizontal-align="justify" draw:textarea-vertical-align="middle" draw:auto-grow-height="false" fo:min-height="1.122cm" fo:min-width="1.12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0.766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61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style:font-name="Hack"/>
    </style:style>
    <style:style style:name="P3" style:family="paragraph">
      <style:paragraph-properties fo:text-align="center"/>
      <style:text-properties style:font-name="Hack"/>
    </style:style>
    <style:style style:name="P4" style:family="paragraph">
      <style:text-properties style:font-name="Hack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Hack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Hack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778cm" svg:height="1.524cm" svg:x="2.03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4.06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6.09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8.12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10.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12.192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14.22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16.25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18.28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20.3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22.35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524cm" svg:x="24.384cm" svg:y="1.2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2.54cm" svg:y="1.524cm">
          <draw:text-box>
            <text:p text:style-name="P2">6</text:p>
          </draw:text-box>
        </draw:frame>
        <draw:frame draw:style-name="gr3" draw:text-style-name="P2" draw:layer="layout" svg:width="1.016cm" svg:height="1.016cm" svg:x="4.572cm" svg:y="1.524cm">
          <draw:text-box>
            <text:p text:style-name="P2">+</text:p>
          </draw:text-box>
        </draw:frame>
        <draw:frame draw:style-name="gr3" draw:text-style-name="P2" draw:layer="layout" svg:width="1.016cm" svg:height="1.016cm" svg:x="6.604cm" svg:y="1.524cm">
          <draw:text-box>
            <text:p text:style-name="P2">4</text:p>
          </draw:text-box>
        </draw:frame>
        <draw:frame draw:style-name="gr3" draw:text-style-name="P2" draw:layer="layout" svg:width="1.016cm" svg:height="1.016cm" svg:x="8.636cm" svg:y="1.524cm">
          <draw:text-box>
            <text:p text:style-name="P2">*</text:p>
          </draw:text-box>
        </draw:frame>
        <draw:frame draw:style-name="gr3" draw:text-style-name="P2" draw:layer="layout" svg:width="1.016cm" svg:height="1.016cm" svg:x="10.668cm" svg:y="1.524cm">
          <draw:text-box>
            <text:p text:style-name="P2">(</text:p>
          </draw:text-box>
        </draw:frame>
        <draw:frame draw:style-name="gr3" draw:text-style-name="P2" draw:layer="layout" svg:width="1.016cm" svg:height="1.016cm" svg:x="12.7cm" svg:y="1.524cm">
          <draw:text-box>
            <text:p text:style-name="P2">-</text:p>
          </draw:text-box>
        </draw:frame>
        <draw:frame draw:style-name="gr3" draw:text-style-name="P2" draw:layer="layout" svg:width="1.016cm" svg:height="1.016cm" svg:x="14.732cm" svg:y="1.524cm">
          <draw:text-box>
            <text:p text:style-name="P2">2</text:p>
          </draw:text-box>
        </draw:frame>
        <draw:frame draw:style-name="gr3" draw:text-style-name="P2" draw:layer="layout" svg:width="1.016cm" svg:height="1.016cm" svg:x="16.764cm" svg:y="1.524cm">
          <draw:text-box>
            <text:p text:style-name="P2">-</text:p>
          </draw:text-box>
        </draw:frame>
        <draw:frame draw:style-name="gr3" draw:text-style-name="P2" draw:layer="layout" svg:width="1.016cm" svg:height="1.016cm" svg:x="18.796cm" svg:y="1.524cm">
          <draw:text-box>
            <text:p text:style-name="P2">4</text:p>
          </draw:text-box>
        </draw:frame>
        <draw:frame draw:style-name="gr3" draw:text-style-name="P2" draw:layer="layout" svg:width="1.016cm" svg:height="1.016cm" svg:x="20.828cm" svg:y="1.524cm">
          <draw:text-box>
            <text:p text:style-name="P2">/</text:p>
          </draw:text-box>
        </draw:frame>
        <draw:frame draw:style-name="gr3" draw:text-style-name="P2" draw:layer="layout" svg:width="1.016cm" svg:height="1.016cm" svg:x="22.86cm" svg:y="1.524cm">
          <draw:text-box>
            <text:p text:style-name="P2">2</text:p>
          </draw:text-box>
        </draw:frame>
        <draw:frame draw:style-name="gr3" draw:text-style-name="P2" draw:layer="layout" svg:width="1.016cm" svg:height="1.016cm" svg:x="24.892cm" svg:y="1.524cm">
          <draw:text-box>
            <text:p text:style-name="P2">)</text:p>
          </draw:text-box>
        </draw:frame>
        <draw:custom-shape draw:style-name="gr4" draw:text-style-name="P1" draw:layer="layout" svg:width="1.778cm" svg:height="1.524cm" svg:x="12.192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7cm" svg:height="1.016cm" svg:x="12.446cm" svg:y="4.064cm">
          <draw:text-box>
            <text:p text:style-name="P2">-2</text:p>
          </draw:text-box>
        </draw:frame>
        <draw:custom-shape draw:style-name="gr4" draw:text-style-name="P1" draw:layer="layout" svg:width="1.778cm" svg:height="1.524cm" svg:x="2.032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4.064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6.096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8.128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10.16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2.54cm" svg:y="4.064cm">
          <draw:text-box>
            <text:p text:style-name="P2">6</text:p>
          </draw:text-box>
        </draw:frame>
        <draw:frame draw:style-name="gr3" draw:text-style-name="P2" draw:layer="layout" svg:width="1.016cm" svg:height="1.016cm" svg:x="4.572cm" svg:y="4.064cm">
          <draw:text-box>
            <text:p text:style-name="P2">+</text:p>
          </draw:text-box>
        </draw:frame>
        <draw:frame draw:style-name="gr3" draw:text-style-name="P2" draw:layer="layout" svg:width="1.016cm" svg:height="1.016cm" svg:x="6.604cm" svg:y="4.064cm">
          <draw:text-box>
            <text:p text:style-name="P2">4</text:p>
          </draw:text-box>
        </draw:frame>
        <draw:frame draw:style-name="gr3" draw:text-style-name="P2" draw:layer="layout" svg:width="1.016cm" svg:height="1.016cm" svg:x="8.636cm" svg:y="4.064cm">
          <draw:text-box>
            <text:p text:style-name="P2">*</text:p>
          </draw:text-box>
        </draw:frame>
        <draw:frame draw:style-name="gr3" draw:text-style-name="P2" draw:layer="layout" svg:width="1.016cm" svg:height="1.016cm" svg:x="10.668cm" svg:y="4.064cm">
          <draw:text-box>
            <text:p text:style-name="P2">(</text:p>
          </draw:text-box>
        </draw:frame>
        <draw:custom-shape draw:style-name="gr4" draw:text-style-name="P1" draw:layer="layout" svg:width="1.778cm" svg:height="1.524cm" svg:x="16.256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524cm" svg:x="18.28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524cm" svg:x="20.32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524cm" svg:x="22.352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24.384cm" svg:y="3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16.764cm" svg:y="4.064cm">
          <draw:text-box>
            <text:p text:style-name="P2">-</text:p>
          </draw:text-box>
        </draw:frame>
        <draw:frame draw:style-name="gr3" draw:text-style-name="P2" draw:layer="layout" svg:width="1.016cm" svg:height="1.016cm" svg:x="18.796cm" svg:y="4.064cm">
          <draw:text-box>
            <text:p text:style-name="P2">4</text:p>
          </draw:text-box>
        </draw:frame>
        <draw:frame draw:style-name="gr3" draw:text-style-name="P2" draw:layer="layout" svg:width="1.016cm" svg:height="1.016cm" svg:x="20.828cm" svg:y="4.064cm">
          <draw:text-box>
            <text:p text:style-name="P2">/</text:p>
          </draw:text-box>
        </draw:frame>
        <draw:frame draw:style-name="gr3" draw:text-style-name="P2" draw:layer="layout" svg:width="1.016cm" svg:height="1.016cm" svg:x="22.86cm" svg:y="4.064cm">
          <draw:text-box>
            <text:p text:style-name="P2">2</text:p>
          </draw:text-box>
        </draw:frame>
        <draw:frame draw:style-name="gr3" draw:text-style-name="P2" draw:layer="layout" svg:width="1.016cm" svg:height="1.016cm" svg:x="24.892cm" svg:y="4.064cm">
          <draw:text-box>
            <text:p text:style-name="P2">)</text:p>
          </draw:text-box>
        </draw:frame>
        <draw:custom-shape draw:style-name="gr5" draw:text-style-name="P1" draw:layer="layout" svg:width="1.778cm" svg:height="1.524cm" svg:x="18.288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016cm" svg:height="1.016cm" svg:x="18.796cm" svg:y="6.604cm">
          <draw:text-box>
            <text:p text:style-name="P2">2</text:p>
          </draw:text-box>
        </draw:frame>
        <draw:custom-shape draw:style-name="gr5" draw:text-style-name="P1" draw:layer="layout" svg:width="1.778cm" svg:height="1.524cm" svg:x="12.192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27cm" svg:height="1.016cm" svg:x="12.446cm" svg:y="6.604cm">
          <draw:text-box>
            <text:p text:style-name="P2">-2</text:p>
          </draw:text-box>
        </draw:frame>
        <draw:custom-shape draw:style-name="gr5" draw:text-style-name="P1" draw:layer="layout" svg:width="1.778cm" svg:height="1.524cm" svg:x="16.256cm" svg:y="6.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016cm" svg:height="1.016cm" svg:x="16.764cm" svg:y="6.604cm">
          <draw:text-box>
            <text:p text:style-name="P2">-</text:p>
          </draw:text-box>
        </draw:frame>
        <draw:custom-shape draw:style-name="gr5" draw:text-style-name="P1" draw:layer="layout" svg:width="1.778cm" svg:height="1.524cm" svg:x="12.192cm" svg:y="8.8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27cm" svg:height="1.016cm" svg:x="12.446cm" svg:y="9.144cm">
          <draw:text-box>
            <text:p text:style-name="P2">-4</text:p>
          </draw:text-box>
        </draw:frame>
        <draw:line draw:style-name="gr8" draw:text-style-name="P3" draw:layer="layout" svg:x1="14.986cm" svg:y1="2.794cm" svg:x2="13.462cm" svg:y2="3.81cm">
          <text:p/>
        </draw:line>
        <draw:line draw:style-name="gr8" draw:text-style-name="P3" draw:layer="layout" svg:x1="12.954cm" svg:y1="2.794cm" svg:x2="12.954cm" svg:y2="3.81cm">
          <text:p/>
        </draw:line>
        <draw:line draw:style-name="gr8" draw:text-style-name="P3" draw:layer="layout" svg:x1="19.304cm" svg:y1="5.334cm" svg:x2="19.304cm" svg:y2="6.35cm">
          <text:p/>
        </draw:line>
        <draw:line draw:style-name="gr8" draw:text-style-name="P3" draw:layer="layout" svg:x1="21.082cm" svg:y1="5.334cm" svg:x2="19.558cm" svg:y2="6.35cm">
          <text:p/>
        </draw:line>
        <draw:line draw:style-name="gr8" draw:text-style-name="P3" draw:layer="layout" svg:x1="23.114cm" svg:y1="5.334cm" svg:x2="20.32cm" svg:y2="6.35cm">
          <text:p/>
        </draw:line>
        <draw:line draw:style-name="gr8" draw:text-style-name="P3" draw:layer="layout" svg:x1="12.954cm" svg:y1="7.874cm" svg:x2="12.954cm" svg:y2="8.89cm">
          <text:p/>
        </draw:line>
        <draw:line draw:style-name="gr8" draw:text-style-name="P3" draw:layer="layout" svg:x1="17.272cm" svg:y1="7.874cm" svg:x2="14.224cm" svg:y2="8.89cm">
          <text:p/>
        </draw:line>
        <draw:line draw:style-name="gr8" draw:text-style-name="P3" draw:layer="layout" svg:x1="19.304cm" svg:y1="7.874cm" svg:x2="14.986cm" svg:y2="8.89cm">
          <text:p/>
        </draw:line>
        <draw:custom-shape draw:style-name="gr4" draw:text-style-name="P1" draw:layer="layout" svg:width="1.778cm" svg:height="1.524cm" svg:x="2.032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4.064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6.096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8.128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10.16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2.54cm" svg:y="6.604cm">
          <draw:text-box>
            <text:p text:style-name="P2">6</text:p>
          </draw:text-box>
        </draw:frame>
        <draw:frame draw:style-name="gr3" draw:text-style-name="P2" draw:layer="layout" svg:width="1.016cm" svg:height="1.016cm" svg:x="4.572cm" svg:y="6.604cm">
          <draw:text-box>
            <text:p text:style-name="P2">+</text:p>
          </draw:text-box>
        </draw:frame>
        <draw:frame draw:style-name="gr3" draw:text-style-name="P2" draw:layer="layout" svg:width="1.016cm" svg:height="1.016cm" svg:x="6.604cm" svg:y="6.604cm">
          <draw:text-box>
            <text:p text:style-name="P2">4</text:p>
          </draw:text-box>
        </draw:frame>
        <draw:frame draw:style-name="gr3" draw:text-style-name="P2" draw:layer="layout" svg:width="1.016cm" svg:height="1.016cm" svg:x="8.636cm" svg:y="6.604cm">
          <draw:text-box>
            <text:p text:style-name="P2">*</text:p>
          </draw:text-box>
        </draw:frame>
        <draw:frame draw:style-name="gr3" draw:text-style-name="P2" draw:layer="layout" svg:width="1.016cm" svg:height="1.016cm" svg:x="10.668cm" svg:y="6.604cm">
          <draw:text-box>
            <text:p text:style-name="P2">(</text:p>
          </draw:text-box>
        </draw:frame>
        <draw:custom-shape draw:style-name="gr5" draw:text-style-name="P1" draw:layer="layout" svg:width="1.778cm" svg:height="1.524cm" svg:x="24.384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24.892cm" svg:y="6.604cm">
          <draw:text-box>
            <text:p text:style-name="P2">)</text:p>
          </draw:text-box>
        </draw:frame>
        <draw:custom-shape draw:style-name="gr4" draw:text-style-name="P1" draw:layer="layout" svg:width="1.778cm" svg:height="1.524cm" svg:x="2.032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4.064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6.096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8.128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1.016cm" svg:x="2.54cm" svg:y="9.144cm">
          <draw:text-box>
            <text:p text:style-name="P2">6</text:p>
          </draw:text-box>
        </draw:frame>
        <draw:frame draw:style-name="gr3" draw:text-style-name="P2" draw:layer="layout" svg:width="1.016cm" svg:height="1.016cm" svg:x="4.572cm" svg:y="9.144cm">
          <draw:text-box>
            <text:p text:style-name="P2">+</text:p>
          </draw:text-box>
        </draw:frame>
        <draw:frame draw:style-name="gr7" draw:text-style-name="P2" draw:layer="layout" svg:width="1.016cm" svg:height="1.016cm" svg:x="6.604cm" svg:y="9.144cm">
          <draw:text-box>
            <text:p text:style-name="P2">4</text:p>
          </draw:text-box>
        </draw:frame>
        <draw:frame draw:style-name="gr7" draw:text-style-name="P2" draw:layer="layout" svg:width="1.016cm" svg:height="1.016cm" svg:x="8.636cm" svg:y="9.144cm">
          <draw:text-box>
            <text:p text:style-name="P2">*</text:p>
          </draw:text-box>
        </draw:frame>
        <draw:custom-shape draw:style-name="gr5" draw:text-style-name="P1" draw:layer="layout" svg:width="1.778cm" svg:height="1.524cm" svg:x="2.03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4.06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524cm" svg:x="6.096cm" svg:y="11.4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016cm" svg:height="1.016cm" svg:x="2.54cm" svg:y="11.684cm">
          <draw:text-box>
            <text:p text:style-name="P2">6</text:p>
          </draw:text-box>
        </draw:frame>
        <draw:frame draw:style-name="gr7" draw:text-style-name="P2" draw:layer="layout" svg:width="1.016cm" svg:height="1.016cm" svg:x="4.572cm" svg:y="11.684cm">
          <draw:text-box>
            <text:p text:style-name="P2">+</text:p>
          </draw:text-box>
        </draw:frame>
        <draw:frame draw:style-name="gr9" draw:text-style-name="P2" draw:layer="layout" svg:width="1.778cm" svg:height="1.775cm" svg:x="6.096cm" svg:y="11.684cm">
          <draw:text-box>
            <text:p text:style-name="P2">-16</text:p>
          </draw:text-box>
        </draw:frame>
        <draw:line draw:style-name="gr8" draw:text-style-name="P3" draw:layer="layout" svg:x1="6.858cm" svg:y1="10.414cm" svg:x2="6.858cm" svg:y2="11.43cm">
          <text:p/>
        </draw:line>
        <draw:line draw:style-name="gr8" draw:text-style-name="P3" draw:layer="layout" svg:x1="8.89cm" svg:y1="10.414cm" svg:x2="7.62cm" svg:y2="11.43cm">
          <text:p/>
        </draw:line>
        <draw:line draw:style-name="gr8" draw:text-style-name="P3" draw:layer="layout" svg:x1="13.208cm" svg:y1="10.414cm" svg:x2="8.128cm" svg:y2="11.43cm">
          <text:p/>
        </draw:line>
        <draw:custom-shape draw:style-name="gr4" draw:text-style-name="P1" draw:layer="layout" svg:width="1.778cm" svg:height="1.524cm" svg:x="2.032cm" svg:y="13.71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778cm" svg:height="1.267cm" svg:x="2.032cm" svg:y="13.973cm">
          <draw:text-box>
            <text:p text:style-name="P2">-10</text:p>
          </draw:text-box>
        </draw:frame>
        <draw:line draw:style-name="gr8" draw:text-style-name="P3" draw:layer="layout" svg:x1="2.794cm" svg:y1="12.954cm" svg:x2="2.794cm" svg:y2="13.716cm">
          <text:p/>
        </draw:line>
        <draw:line draw:style-name="gr8" draw:text-style-name="P3" draw:layer="layout" svg:x1="4.826cm" svg:y1="12.954cm" svg:x2="3.302cm" svg:y2="13.716cm">
          <text:p/>
        </draw:line>
        <draw:line draw:style-name="gr8" draw:text-style-name="P3" draw:layer="layout" svg:x1="6.858cm" svg:y1="12.954cm" svg:x2="4.064cm" svg:y2="13.716cm">
          <text:p/>
        </draw:line>
        <draw:frame draw:style-name="gr11" draw:text-style-name="P4" draw:layer="layout" svg:width="21.082cm" svg:height="6.861cm" svg:x="7.112cm" svg:y="13.459cm">
          <draw:text-box>
            <text:p text:style-name="P4"><text:span text:style-name="T1">Resolver</text:span></text:p>
            <text:p text:style-name="P4"><text:span text:style-name="T2">1 Search for negative numbers and combine the two tokens into one</text:span></text:p>
            <text:p text:style-name="P4"><text:span text:style-name="T2">2 Find innermost brackets and resolve the contents, replacing all tokens including the brackets with one token for the result</text:span></text:p>
            <text:p text:style-name="P4"><text:span text:style-name="T2">3 From left to right find the terms and replace the 3 tokens with one token for the result</text:span></text:p>
            <text:p text:style-name="P4"><text:span text:style-name="T2">4 When all terms are resolved, from left to right find the expressions and replace the 3 tokens with one token for the result</text:span></text:p>
            <text:p text:style-name="P4"><text:span text:style-name="T2">5 You are left with one token that represents the resul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3:48:27.493134735</meta:creation-date>
    <dc:date>2015-10-13T00:14:02.665534299</dc:date>
    <meta:editing-duration>PT10M21S</meta:editing-duration>
    <meta:editing-cycles>2</meta:editing-cycles>
    <meta:generator>LibreOffice/4.3.7.2$Linux_X86_64 LibreOffice_project/430m0$Build-2</meta:generator>
    <meta:document-statistic meta:object-count="120"/>
  </office:meta>
</office:document-meta>
</file>